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style:font-size-asian="12pt" style:font-name-complex="Arial"/>
    </style:style>
    <style:style style:name="P2" style:family="paragraph" style:parent-style-name="Header">
      <style:text-properties style:font-name="Arial" fo:font-size="12pt" officeooo:paragraph-rsid="00238196" style:font-size-asian="12pt" style:font-name-complex="Arial"/>
    </style:style>
    <style:style style:name="P3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P4" style:family="paragraph" style:parent-style-name="Header">
      <style:text-properties style:font-name="Arial" fo:font-size="12pt" style:font-size-asian="12pt" style:font-name-complex="Arial" style:font-size-complex="12pt" text:display="non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8" style:family="paragraph" style:parent-style-name="Standard">
      <style:text-properties style:font-name="Arial" fo:font-size="12pt" officeooo:rsid="001c4ea0" officeooo:paragraph-rsid="001c4ea0" style:font-size-asian="12pt" style:font-name-complex="Arial"/>
    </style:style>
    <style:style style:name="P9" style:family="paragraph" style:parent-style-name="Standard">
      <style:text-properties style:font-name="Arial" fo:font-size="12pt" officeooo:rsid="001fe14a" officeooo:paragraph-rsid="001fe14a" style:font-size-asian="12pt" style:font-name-complex="Arial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2" style:family="paragraph" style:parent-style-name="Standard">
      <style:text-properties style:font-name="Arial" fo:font-size="12pt" officeooo:rsid="00243b3e" officeooo:paragraph-rsid="00243b3e" style:font-size-asian="12pt" style:font-name-complex="Arial"/>
    </style:style>
    <style:style style:name="P13" style:family="paragraph" style:parent-style-name="Standard">
      <style:paragraph-properties fo:margin-left="6.244cm" fo:margin-right="0cm" fo:text-indent="1.249cm" style:auto-text-indent="false"/>
      <style:text-properties style:font-name="Arial" fo:font-size="12pt" officeooo:rsid="0025f046" officeooo:paragraph-rsid="0025f046" style:font-size-asian="12pt" style:font-name-complex="Arial"/>
    </style:style>
    <style:style style:name="P14" style:family="paragraph" style:parent-style-name="Header">
      <style:text-properties style:font-name="Arial" fo:font-size="12pt" officeooo:rsid="00238196" officeooo:paragraph-rsid="00238196" style:font-size-asian="12pt" style:font-name-complex="Arial"/>
    </style:style>
    <style:style style:name="T1" style:family="text">
      <style:text-properties officeooo:rsid="00238196"/>
    </style:style>
    <style:style style:name="T2" style:family="text">
      <style:text-properties officeooo:rsid="001e8f33"/>
    </style:style>
    <style:style style:name="T3" style:family="text">
      <style:text-properties style:font-name="Arial" fo:font-size="12pt" style:font-size-asian="12pt" style:font-name-complex="Arial"/>
    </style:style>
    <style:style style:name="T4" style:family="text">
      <style:text-properties style:font-name="Arial" fo:font-size="12pt" style:font-size-asian="12pt" style:font-name-complex="Arial" style:font-size-complex="12pt" text:display="none"/>
    </style:style>
    <style:style style:name="T5" style:family="text">
      <style:text-properties officeooo:rsid="00243b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2">Crédit Agricole</text:p>
            <text:p text:style-name="P12">3 place du Marché au Bois</text:p>
            <text:p text:style-name="P12">44350 Guérande</text:p>
            <text:p text:style-name="P10"/>
          </table:table-cell>
        </table:table-row>
        <table:table-row table:style-name="Tableau1.1">
          <table:table-cell table:style-name="Tableau1.A1" table:number-columns-spanned="2" office:value-type="string">
            <text:p text:style-name="P7"/>
            <text:p text:style-name="P6"/>
            <text:p text:style-name="P6"/>
            <text:p text:style-name="P6">Objet : <text:span text:style-name="T5">Clôture du compte de banque </text:span></text:p>
            <text:p text:style-name="P8">N° : <text:span text:style-name="T5">73966801589</text:span></text:p>
            <text:p text:style-name="P6"/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Messieurs,</text:p>
      <text:p text:style-name="P6"/>
      <text:p text:style-name="P12">En raison de la dissolution de l’association décidée lors de l’assemblée générale extraordinaire le 30 avril 2022 (voir PV joint), j<text:span text:style-name="T1">e vous demande la </text:span>clôture du compte de banque<text:span text:style-name="T1"> référencé ci-dessus.</text:span></text:p>
      <text:p text:style-name="P9"/>
      <text:p text:style-name="P9">Cordialement.</text:p>
      <text:p text:style-name="P6"><text:s/></text:p>
      <text:p text:style-name="P6"/>
      <text:p text:style-name="P6"/>
      <text:p text:style-name="P11"/>
      <text:p text:style-name="P11"/>
      <text:p text:style-name="P11"/>
      <text:p text:style-name="P13">Le président</text:p>
      <text:p text:style-name="P11">R. LERUST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officeooo:rsid="00238196" officeooo:paragraph-rsid="00238196" style:font-size-asian="12pt" style:font-name-complex="Arial"/>
    </style:style>
    <style:style style:name="MP2" style:family="paragraph" style:parent-style-name="Header">
      <style:text-properties style:font-name="Arial" fo:font-size="12pt" officeooo:paragraph-rsid="00238196" style:font-size-asian="12pt" style:font-name-complex="Arial"/>
    </style:style>
    <style:style style:name="MP3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MP4" style:family="paragraph" style:parent-style-name="Header">
      <style:text-properties style:font-name="Arial" fo:font-size="12pt" style:font-size-asian="12pt" style:font-name-complex="Arial"/>
    </style:style>
    <style:style style:name="MP5" style:family="paragraph" style:parent-style-name="Header">
      <style:text-properties style:font-name="Arial" fo:font-size="12pt" style:font-size-asian="12pt" style:font-name-complex="Arial" style:font-size-complex="12pt" text:display="none"/>
    </style:style>
    <style:style style:name="MP6" style:family="paragraph" style:parent-style-name="Header">
      <style:paragraph-properties fo:text-align="end" style:justify-single-word="false"/>
    </style:style>
    <style:style style:name="MT1" style:family="text">
      <style:text-properties officeooo:rsid="001e8f33"/>
    </style:style>
    <style:style style:name="MT2" style:family="text">
      <style:text-properties style:font-name="Arial" fo:font-size="12pt" style:font-size-asian="12pt" style:font-name-complex="Arial" style:font-size-complex="12pt" text:display="none"/>
    </style:style>
    <style:style style:name="MT3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A3C Presqu’île</text:p>
              <text:p text:style-name="MP2">Régis LERUSTE</text:p>
              <text:p text:style-name="MP3">1 rue du LANGUERNAIS</text:p>
              <text:p text:style-name="MP4">44<text:span text:style-name="MT1">350 St MOLF</text:span></text:p>
              <text:p text:style-name="Header"><text:a xlink:type="simple" xlink:href="mailto:regis.leruste@free.fr" text:style-name="Internet_20_link" text:visited-style-name="Visited_20_Internet_20_Link"><text:span text:style-name="Internet_20_link"><text:span text:style-name="MT2">regis.leruste@free.fr</text:span></text:span></text:a></text:p>
              <text:p text:style-name="MP5">Por : 06.71.28.39.36</text:p>
              <text:p text:style-name="MP5">Tél : 09.51.91.91.98</text:p>
              <text:p text:style-name="MP4"/>
            </table:table-cell>
            <table:table-cell table:style-name="Tableau2.A1" office:value-type="string">
              <text:p text:style-name="MP6"><text:span text:style-name="MT3">Saint MOLF le </text:span><text:span text:style-name="MT3"><text:date style:data-style-name="N30" text:date-value="2022-09-06T18:12:05.052307848">06/09/2022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22-09-06T17:42:15.131502440</dc:date>
    <meta:print-date>2022-09-06T17:42:51.470065981</meta:print-date>
    <meta:editing-cycles>6</meta:editing-cycles>
    <meta:editing-duration>PT24M5S</meta:editing-duration>
    <meta:generator>LibreOffice/6.0.7.3$Linux_X86_64 LibreOffice_project/00m0$Build-3</meta:generator>
    <meta:document-statistic meta:table-count="2" meta:image-count="0" meta:object-count="0" meta:page-count="1" meta:paragraph-count="16" meta:word-count="72" meta:character-count="434" meta:non-whitespace-character-count="375"/>
  </office:meta>
</office:document-meta>
</file>